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face style:name="Arial1" svg:font-family="Arial" style:font-family-generic="swiss"/>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omic Sans MS" fo:font-size="18pt" fo:font-weight="bold" style:font-size-asian="18pt" style:font-weight-asian="bold" style:font-size-complex="18pt"/>
    </style:style>
    <style:style style:name="P3" style:family="paragraph" style:parent-style-name="Standard">
      <style:paragraph-properties fo:line-height="100%"/>
      <style:text-properties style:font-name="Comic Sans MS" fo:font-size="14pt" fo:font-weight="bold" style:font-size-asian="14pt" style:font-weight-asian="bold" style:font-size-complex="14pt"/>
    </style:style>
    <style:style style:name="P4" style:family="paragraph" style:parent-style-name="Standard">
      <style:paragraph-properties fo:line-height="100%" fo:text-align="end" style:justify-single-word="false"/>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justify" style:justify-single-word="false"/>
      <style:text-properties fo:font-size="14pt" style:font-size-asian="14pt" style:font-size-complex="14pt"/>
    </style:style>
    <style:style style:name="P7" style:family="paragraph" style:parent-style-name="Standard">
      <style:paragraph-properties fo:margin-top="0mm" fo:margin-bottom="0mm" fo:text-align="center" style:justify-single-word="false"/>
      <style:text-properties style:font-name="Comic Sans MS" fo:font-size="18pt" fo:font-weight="bold" style:font-size-asian="18pt" style:font-weight-asian="bold" style:font-name-complex="Times New Roman2" style:font-size-complex="18pt"/>
    </style:style>
    <style:style style:name="P8" style:family="paragraph" style:parent-style-name="Standard">
      <style:paragraph-properties fo:margin-top="0mm" fo:margin-bottom="0mm" fo:text-align="center" style:justify-single-word="false"/>
    </style:style>
    <style:style style:name="P9" style:family="paragraph" style:parent-style-name="Standard">
      <style:paragraph-properties fo:margin-top="0mm" fo:margin-bottom="0mm" fo:line-height="100%"/>
    </style:style>
    <style:style style:name="P10" style:family="paragraph" style:parent-style-name="Standard">
      <style:paragraph-properties fo:margin-top="0mm" fo:margin-bottom="2.12mm" fo:line-height="100%"/>
    </style:style>
    <style:style style:name="P11" style:family="paragraph" style:parent-style-name="Standard">
      <style:paragraph-properties fo:margin-top="0mm" fo:margin-bottom="2.12mm" fo:line-height="100%" fo:text-align="center" style:justify-single-word="false"/>
    </style:style>
    <style:style style:name="P12" style:family="paragraph" style:parent-style-name="Standard">
      <style:paragraph-properties fo:margin-top="0mm" fo:margin-bottom="2.12mm" fo:line-height="100%" fo:text-align="justify" style:justify-single-word="false"/>
    </style:style>
    <style:style style:name="P13" style:family="paragraph" style:parent-style-name="Standard">
      <style:paragraph-properties fo:margin-top="0mm" fo:margin-bottom="2.12mm" fo:line-height="100%" fo:text-align="center" style:justify-single-word="false"/>
      <style:text-properties style:font-name="Times New Roman1" fo:font-size="14pt" style:font-size-asian="14pt" style:font-name-complex="Times New Roman2" style:font-size-complex="14pt"/>
    </style:style>
    <style:style style:name="P14" style:family="paragraph" style:parent-style-name="Standard">
      <style:paragraph-properties fo:margin-top="0mm" fo:margin-bottom="2.12mm" fo:line-height="100%"/>
      <style:text-properties style:font-name="Comic Sans MS" fo:font-size="14pt" style:font-size-asian="14pt" style:font-name-complex="Times New Roman2" style:font-size-complex="14pt"/>
    </style:style>
    <style:style style:name="P15" style:family="paragraph" style:parent-style-name="Standard">
      <style:paragraph-properties fo:margin-top="0mm" fo:margin-bottom="2.12mm" fo:line-height="100%"/>
      <style:text-properties style:font-name="Comic Sans MS" fo:font-size="16pt" fo:font-weight="bold" style:font-size-asian="16pt" style:font-weight-asian="bold" style:font-size-complex="16pt"/>
    </style:style>
    <style:style style:name="P16" style:family="paragraph" style:parent-style-name="Standard">
      <style:paragraph-properties fo:margin-top="0mm" fo:margin-bottom="2.12mm" fo:line-height="100%" fo:text-align="center" style:justify-single-word="false"/>
      <style:text-properties fo:background-color="#ffff00"/>
    </style:style>
    <style:style style:name="P17" style:family="paragraph" style:parent-style-name="Standard" style:master-page-name="First_20_Page">
      <style:paragraph-properties style:page-number="auto"/>
    </style:style>
    <style:style style:name="P18" style:family="paragraph" style:parent-style-name="Standard">
      <style:paragraph-properties fo:line-height="100%" fo:text-align="center" style:justify-single-word="false" fo:break-before="page"/>
    </style:style>
    <style:style style:name="P19" style:family="paragraph" style:parent-style-name="Standard">
      <style:paragraph-properties fo:text-align="center" style:justify-single-word="false" fo:break-before="page"/>
    </style:style>
    <style:style style:name="P20" style:family="paragraph" style:parent-style-name="Standard" style:list-style-name="" style:master-page-name="">
      <style:paragraph-properties fo:margin-left="0mm" fo:margin-right="0mm" fo:margin-top="0mm" fo:margin-bottom="2.12mm" fo:line-height="100%" fo:text-align="justify" style:justify-single-word="false" fo:orphans="2" fo:widows="2" fo:text-indent="14.99mm" style:auto-text-indent="false" style:page-number="auto" style:writing-mode="lr-tb"/>
    </style:style>
    <style:style style:name="P21" style:family="paragraph" style:parent-style-name="Standard" style:list-style-name="" style:master-page-name="">
      <style:paragraph-properties fo:margin-left="0mm" fo:margin-right="0mm" fo:margin-top="0mm" fo:margin-bottom="2.12mm" fo:line-height="100%" fo:text-align="justify" style:justify-single-word="false" fo:orphans="2" fo:widows="2" fo:text-indent="14.99mm" style:auto-text-indent="false" style:page-number="auto" style:writing-mode="lr-tb"/>
    </style:style>
    <style:style style:name="P22" style:family="paragraph" style:parent-style-name="Standard" style:list-style-name="" style:master-page-name="">
      <style:paragraph-properties fo:margin-left="0mm" fo:margin-right="0mm" fo:margin-top="0mm" fo:margin-bottom="2.12mm" fo:line-height="100%" fo:text-align="justify" style:justify-single-word="false" fo:orphans="2" fo:widows="2" fo:text-indent="14.99mm" style:auto-text-indent="false" style:page-number="auto" style:writing-mode="lr-tb"/>
    </style:style>
    <style:style style:name="P23" style:family="paragraph" style:parent-style-name="Standard" style:list-style-name="">
      <style:paragraph-properties fo:margin-left="0mm" fo:margin-right="0mm" fo:margin-top="0mm" fo:margin-bottom="2.12mm" fo:line-height="100%" fo:text-align="justify" style:justify-single-word="false" fo:orphans="2" fo:widows="2" fo:text-indent="14.99mm" style:auto-text-indent="false" style:writing-mode="lr-tb"/>
    </style:style>
    <style:style style:name="P24" style:family="paragraph" style:parent-style-name="Standard" style:list-style-name="" style:master-page-name="">
      <style:paragraph-properties fo:margin-left="0mm" fo:margin-right="0mm" fo:margin-top="0mm" fo:margin-bottom="2.12mm" fo:line-height="100%" fo:text-align="justify" style:justify-single-word="false" fo:orphans="2" fo:widows="2" fo:text-indent="14.99mm" style:auto-text-indent="false" style:page-number="auto" style:writing-mode="lr-tb"/>
    </style:style>
    <style:style style:name="P25" style:family="paragraph" style:parent-style-name="Standard" style:list-style-name="" style:master-page-name="">
      <style:paragraph-properties fo:margin-left="0mm" fo:margin-right="0mm" fo:margin-top="0mm" fo:margin-bottom="0mm" fo:text-align="justify" style:justify-single-word="false" fo:orphans="2" fo:widows="2" fo:text-indent="14.99mm" style:auto-text-indent="false" style:page-number="auto" style:writing-mode="lr-tb"/>
    </style:style>
    <style:style style:name="T1" style:family="text">
      <style:text-properties style:font-name="Comic Sans MS"/>
    </style:style>
    <style:style style:name="T2" style:family="text">
      <style:text-properties style:font-name="Comic Sans MS" fo:font-size="18pt" fo:font-weight="bold" style:font-size-asian="18pt" style:font-weight-asian="bold" style:font-size-complex="18pt"/>
    </style:style>
    <style:style style:name="T3" style:family="text">
      <style:text-properties style:font-name="Comic Sans MS" fo:font-size="18pt" fo:font-weight="bold" style:font-size-asian="18pt" style:font-weight-asian="bold" style:font-name-complex="Times New Roman2" style:font-size-complex="18pt"/>
    </style:style>
    <style:style style:name="T4" style:family="text">
      <style:text-properties style:font-name="Comic Sans MS" fo:font-size="18pt" fo:font-weight="bold" fo:background-color="#ffff00" style:font-size-asian="18pt" style:font-weight-asian="bold" style:font-size-complex="18pt"/>
    </style:style>
    <style:style style:name="T5" style:family="text">
      <style:text-properties style:font-name="Comic Sans MS" fo:font-size="18pt" fo:font-weight="bold" fo:background-color="#ffff00" style:font-size-asian="18pt" style:font-weight-asian="bold" style:font-name-complex="Times New Roman2" style:font-size-complex="18pt"/>
    </style:style>
    <style:style style:name="T6" style:family="text">
      <style:text-properties style:font-name="Comic Sans MS" fo:font-size="18pt" fo:language="en" fo:country="US" fo:font-weight="bold" style:font-size-asian="18pt" style:font-weight-asian="bold" style:font-size-complex="18pt"/>
    </style:style>
    <style:style style:name="T7" style:family="text">
      <style:text-properties style:font-name="Comic Sans MS" fo:font-size="14pt" style:font-size-asian="14pt" style:font-size-complex="14pt"/>
    </style:style>
    <style:style style:name="T8" style:family="text">
      <style:text-properties style:font-name="Comic Sans MS" fo:font-size="14pt" style:font-size-asian="14pt" style:font-name-complex="Times New Roman2" style:font-size-complex="14pt"/>
    </style:style>
    <style:style style:name="T9" style:family="text">
      <style:text-properties style:font-name="Comic Sans MS" fo:font-size="14pt" fo:font-weight="bold" style:font-size-asian="14pt" style:font-weight-asian="bold" style:font-size-complex="14pt"/>
    </style:style>
    <style:style style:name="T10" style:family="text">
      <style:text-properties style:font-name="Comic Sans MS" fo:font-size="14pt" fo:background-color="#ff0000" style:font-size-asian="14pt" style:font-name-complex="Times New Roman2" style:font-size-complex="14pt"/>
    </style:style>
    <style:style style:name="T11" style:family="text">
      <style:text-properties style:font-name="Comic Sans MS" fo:font-size="14pt" fo:language="en" fo:country="US" style:font-size-asian="14pt" style:font-name-complex="Times New Roman2" style:font-size-complex="14pt"/>
    </style:style>
    <style:style style:name="T12" style:family="text">
      <style:text-properties style:font-name="Comic Sans MS" fo:font-size="14pt" fo:language="ru" fo:country="RU" style:font-size-asian="14pt" style:font-name-complex="Times New Roman2" style:font-size-complex="14pt"/>
    </style:style>
    <style:style style:name="T13" style:family="text">
      <style:text-properties style:font-name="Comic Sans MS" fo:font-size="16pt" fo:font-weight="bold" style:font-size-asian="16pt" style:font-weight-asian="bold" style:font-name-complex="Times New Roman2" style:font-size-complex="16pt"/>
    </style:style>
    <style:style style:name="T14" style:family="text">
      <style:text-properties style:font-name="Comic Sans MS" fo:font-size="16pt" fo:font-weight="bold" style:font-size-asian="16pt" style:font-weight-asian="bold" style:font-size-complex="16pt"/>
    </style:style>
    <style:style style:name="T15" style:family="text">
      <style:text-properties style:font-name="Comic Sans MS" fo:font-size="16pt" fo:font-weight="bold" fo:background-color="#ff0000" style:font-size-asian="16pt" style:font-weight-asian="bold" style:font-name-complex="Times New Roman2" style:font-size-complex="16pt"/>
    </style:style>
    <style:style style:name="T16" style:family="text">
      <style:text-properties style:font-name="Comic Sans MS" fo:font-size="16pt" fo:font-weight="bold" fo:background-color="#ffff00" style:font-size-asian="16pt" style:font-weight-asian="bold" style:font-size-complex="16pt"/>
    </style:style>
    <style:style style:name="T17" style:family="text">
      <style:text-properties style:font-name="Times New Roman1" fo:font-size="14pt" style:font-size-asian="14pt" style:font-name-complex="Times New Roman2"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text:span text:style-name="T2"/></text:p>
      <text:p text:style-name="P1"><text:span text:style-name="T2"/></text:p>
      <text:p text:style-name="P1"><text:span text:style-name="T2">“</text:span><text:span text:style-name="T6">Quick</text:span><text:span text:style-name="T2"> </text:span><text:span text:style-name="T6">count</text:span><text:span text:style-name="T2">”,</text:span></text:p>
      <text:p text:style-name="P1"><text:span text:style-name="T2">Игра</text:span></text:p>
      <text:p text:style-name="P2"/>
      <text:p text:style-name="P3"/>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Выполнили:</text:span></text:p>
      <text:p text:style-name="P4"><text:span text:style-name="T7">Лебедев Владислав Евгеньевич,</text:span></text:p>
      <text:p text:style-name="P4"><text:span text:style-name="T7">БОУ “СОШ”№132</text:span></text:p>
      <text:p text:style-name="P4"><text:span text:style-name="T7">Суродеев Артём Андреевич,</text:span></text:p>
      <text:p text:style-name="P4"><text:span text:style-name="T7">БОУ “СОШ”№132</text:span></text:p>
      <text:p text:style-name="P5"><text:span text:style-name="T4"/></text:p>
      <text:p text:style-name="P18"><text:span text:style-name="T4">Содержание</text:span></text:p>
      <text:p text:style-name="P6"><text:span text:style-name="T1">Цель проекта……………………………………………………………………………………………………..3</text:span></text:p>
      <text:p text:style-name="P6"><text:span text:style-name="T1">Задачи проекта………………………………………………………………………………………………....3</text:span></text:p>
      <text:p text:style-name="P6"><text:span text:style-name="T1">Описание проекта…………………………………………………………………………………………...3</text:span></text:p>
      <text:p text:style-name="P6"><text:span text:style-name="T1"><text:s text:c="4"/>Игровой процесс……………………………………………………………………………………......3</text:span></text:p>
      <text:p text:style-name="P6"><text:span text:style-name="T1"><text:s text:c="4"/>Техническая реализация………………………………………………………..……….......3-4</text:span></text:p>
      <text:p text:style-name="P6"><text:span text:style-name="T1">Выводы……………………………………………………………………………………………..…………………4</text:span></text:p>
      <text:p text:style-name="P6"><text:span text:style-name="T1">Перспективы…………………………………………………………………………..…………………………4</text:span></text:p>
      <text:p text:style-name="P6"><text:span text:style-name="T1">Использованная литература………………………………………………….………………………4</text:span></text:p>
      <text:p text:style-name="P1"><text:span text:style-name="T4"/></text:p>
      <text:p text:style-name="P19"><text:span text:style-name="T4">Цель проекта</text:span></text:p>
      <text:p text:style-name="P25"><text:span text:style-name="T8">Усовершенствовать знания языка программирования Питон и библиотеки </text:span><text:span text:style-name="T11">Tkinter</text:span><text:span text:style-name="T8">, создать игровую программу «Быстрый счет».</text:span></text:p>
      <text:p text:style-name="P7"/>
      <text:p text:style-name="P8"><text:span text:style-name="T5">Задачи проекта</text:span></text:p>
      <text:p text:style-name="P9"><text:span text:style-name="T8">1.</text:span><text:span text:style-name="T17"> Придумать тему игры и разработать её концепцию.</text:span></text:p>
      <text:p text:style-name="P9"><text:span text:style-name="T8">2.</text:span><text:span text:style-name="T17"> Написать код логики игры.</text:span></text:p>
      <text:p text:style-name="P9"><text:span text:style-name="T8">3.</text:span><text:span text:style-name="T17"> Выполнить графическое оформление.</text:span></text:p>
      <text:p text:style-name="P10"><text:span text:style-name="T8">4.</text:span><text:span text:style-name="T17"> Протестировать и выявить недостатки.</text:span></text:p>
      <text:p text:style-name="P13"/>
      <text:p text:style-name="P11"><text:span text:style-name="T5">Описание проекта</text:span></text:p>
      <text:p text:style-name="P16"><text:span text:style-name="T13">Игровой процесс</text:span></text:p>
      <text:p text:style-name="P20"><text:span text:style-name="T13">Игра представляет собой математический тренажер для улучшения счета в уме. Чтобы исключить тот факт, что </text:span><text:span text:style-name="T15">пользователь</text:span><text:span text:style-name="T13"> будет считать каждый пример с помощью записей, не думая при этом в уме, был сделан счетчик времени, который беспощадно отсчитывает секунду за секундой, торопя </text:span><text:span text:style-name="T15">пользователя</text:span><text:span text:style-name="T13"> и не давая ему этой возможности. Ведь главной задачей этой программы является проверить на сколько хорош устный счет </text:span><text:span text:style-name="T15">пользователя</text:span><text:span text:style-name="T13">, а не банальный счет на листике с помощью столбика.</text:span></text:p>
      <text:p text:style-name="P10"><text:span text:style-name="T13"/></text:p>
      <text:p text:style-name="P1"><text:span text:style-name="T16">Техническая реализация</text:span></text:p>
      <text:p text:style-name="P20"><text:span text:style-name="T8">Для реализации самой игры был импортирован модуль Tkinter. Затем были созданы кнопки, на которых можно увидеть сами примеры. При нажатии на неправильный пример, очки счета будут отняты. Так же присутствует элемент “максимальный счет”-максимальное значение очков, набранное </text:span><text:span text:style-name="T10">пользователем</text:span><text:span text:style-name="T8"> в процессе игры, значение которого изначально будет эквивалентно 100. Он </text:span><text:soft-page-break/><text:span text:style-name="T8">записывается в файл для сохранения рекорда. Если </text:span><text:span text:style-name="T10">пользователь</text:span><text:span text:style-name="T8"> будет постоянно ошибаться , выбирая неверные выражения, то значение счета дойдет до 0 и пользователь проиграет. Там ему будет предложена возможность закончить игру или начать сначала. При нажатии на кнопку, правильный ответ на секунду подсвечивается зеленым, а при выборе неправильной кнопки, то она помечается красным. Также имеется возможность смены уровня сложности игры, от которого зависит то, сколько времени дается на один раунд, сколько очков получает за правильный ответ и сколько теряет за неправильный</text:span></text:p>
      <text:p text:style-name="P10"><text:span text:style-name="T8"/></text:p>
      <text:p text:style-name="P11"><text:span text:style-name="T5">Вывод</text:span></text:p>
      <text:p text:style-name="P20"><text:span text:style-name="T8">Таким образом, нами была разработана компьютерная игра «Быстрый счет», усовершенствованы знания языка программирования «Питон» и, в частности, библиотеки </text:span><text:span text:style-name="T11">Tkinter</text:span></text:p>
      <text:p text:style-name="P23"><text:span text:style-name="T11"/></text:p>
      <text:p text:style-name="P11"><text:span text:style-name="T5">Перспективы</text:span></text:p>
      <text:p text:style-name="P20"><text:span text:style-name="T8">В дальнейшем возможна разработка сайта для загрузки игры, добавление в игру новых элементов, добавление анимации и главного экрана. Окно с полем для ввода </text:span><text:span text:style-name="T12">вашего имени</text:span><text:span text:style-name="T8">, которое будет высвечиваться в таблице лидеров, в таблице тех, кто смог ответить на максимальное количество задач</text:span></text:p>
      <text:p text:style-name="P10"><text:span text:style-name="T8"/></text:p>
      <text:p text:style-name="P16"><text:span text:style-name="T3">Использованная литература</text:span></text:p>
      <text:p text:style-name="P12"><text:span text:style-name="T8">1.Пол Бэрри. ”Изучаем программирование на </text:span><text:span text:style-name="T11">Python</text:span><text:span text:style-name="T8">”</text:span></text:p>
      <text:p text:style-name="P12"><text:span text:style-name="T8">2.Марк Лутц. ”Изучаем </text:span><text:span text:style-name="T11">Python</text:span><text:span text:style-name="T8">”</text:span></text:p>
      <text:p text:style-name="P12"><text:span text:style-name="T8">3.Лучано Рамальо. “</text:span><text:span text:style-name="T11">Python</text:span><text:span text:style-name="T8">”. “К вершинам мастерства” </text:span></text:p>
      <text:p text:style-name="P14"/>
      <text:p text:style-name="P14"/>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face style:name="Arial1" svg:font-family="Arial" style:font-family-generic="swiss"/>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mm" fo:margin-bottom="3.53mm" fo:line-height="115%" fo:hyphenation-ladder-count="no-limit" style:text-autospace="ideograph-alpha" style:punctuation-wrap="hanging" style:line-break="strict" style:tab-stop-distance="12.49m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Times New Roman"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fo:font-size="12pt" style:font-name-complex="Arial1"/>
    </style:style>
    <style:style style:name="Balloon_20_Text" style:display-name="Balloon Text" style:family="paragraph" style:parent-style-name="Standard" style:default-outline-level="" style:list-style-name="">
      <style:paragraph-properties fo:margin-top="0mm" fo:margin-bottom="0m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mm" fo:margin-bottom="0mm" fo:line-height="100%" text:number-lines="false" text:line-number="0">
        <style:tab-stops>
          <style:tab-stop style:position="82.5mm" style:type="center"/>
          <style:tab-stop style:position="165.01mm" style:type="right"/>
        </style:tab-stops>
      </style:paragraph-properties>
    </style:style>
    <style:style style:name="Footer" style:family="paragraph" style:parent-style-name="Standard" style:default-outline-level="" style:list-style-name="" style:class="extra">
      <style:paragraph-properties fo:margin-top="0mm" fo:margin-bottom="0mm" fo:line-height="100%" text:number-lines="false" text:line-number="0">
        <style:tab-stops>
          <style:tab-stop style:position="82.5mm" style:type="center"/>
          <style:tab-stop style:position="165.01mm" style:type="right"/>
        </style:tab-stops>
      </style:paragraph-properties>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6.35mm" fo:margin-left="12.7mm"/>
        </style:list-level-propertie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12.49mm" fo:margin-left="30mm" fo:margin-right="14.99mm" style:writing-mode="lr-tb" style:layout-grid-color="#c0c0c0" style:layout-grid-lines="41" style:layout-grid-base-height="4.23mm" style:layout-grid-ruby-height="2.12mm" style:layout-grid-mode="none" style:layout-grid-ruby-below="false" style:layout-grid-print="false" style:layout-grid-display="fals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header-footer-properties fo:min-height="7.51mm" fo:margin-left="0mm" fo:margin-right="0mm" fo:margin-top="6.51mm" style:dynamic-spacing="true"/>
      </style:footer-style>
    </style:page-layout>
    <style:page-layout style:name="Mpm2">
      <style:page-layout-properties fo:page-width="210.01mm" fo:page-height="297mm" style:num-format="1" style:print-orientation="portrait" fo:margin-top="20mm" fo:margin-bottom="12.49mm" fo:margin-left="30mm" fo:margin-right="14.99mm" style:writing-mode="lr-tb" style:layout-grid-color="#c0c0c0" style:layout-grid-lines="41" style:layout-grid-base-height="4.23mm" style:layout-grid-ruby-height="2.12mm" style:layout-grid-mode="none" style:layout-grid-ruby-below="false" style:layout-grid-print="false" style:layout-grid-display="fals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udent</meta:initial-creator>
    <meta:editing-cycles>5</meta:editing-cycles>
    <meta:creation-date>2021-04-03T07:21:00</meta:creation-date>
    <dc:date>2021-04-27T14:24:45.09</dc:date>
    <meta:editing-duration>PT32S</meta:editing-duration>
    <meta:generator>OpenOffice/4.1.7$Win32 OpenOffice.org_project/417m1$Build-9800</meta:generator>
    <meta:document-statistic meta:table-count="0" meta:image-count="0" meta:object-count="0" meta:page-count="4" meta:paragraph-count="37" meta:word-count="353" meta:character-count="29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